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3.53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3.26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22.8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9448" fo:border="0.06pt solid #000000"/>
    </style:style>
    <style:style style:name="ce21" style:family="table-cell" style:parent-style-name="Default">
      <style:table-cell-properties fo:background-color="#f58220" fo:border="0.06pt solid #000000"/>
    </style:style>
    <style:style style:name="ce22" style:family="table-cell" style:parent-style-name="Default">
      <style:table-cell-properties fo:background-color="#f04e4d" fo:border="0.06pt solid #000000"/>
    </style:style>
    <style:style style:name="ce23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#fff9ae" fo:border="0.06pt solid #000000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7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T8C4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SD.D0(MISO)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 office:value-type="string" calcext:value-type="string">
            <text:p>SD.CMD(MISO)</text:p>
          </table:table-cell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T8C1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Ain15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 office:value-type="string" calcext:value-type="string">
            <text:p>T1Etr</text:p>
          </table:table-cell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S1_MISO,D12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T1C4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1_MOSI,D11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T1.Bk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U1_TX,D10,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S2_SCLK,D9,T8C2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2C1.SDA,</text:p>
          </table:table-cell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U1_TX,D8,S2_SCLK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SD.CLK</text:p>
          </table:table-cell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I2C3_SCL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 office:value-type="string" calcext:value-type="string">
            <text:p>S2_SNSS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S2_SCLK,D6</text:p>
          </table:table-cell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S2_MOSI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 office:value-type="string" calcext:value-type="string">
            <text:p>S3_MISO,D5</text:p>
          </table:table-cell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S2_MISO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 office:value-type="string" calcext:value-type="string">
            <text:p>S3_MOSI,D4</text:p>
          </table:table-cell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S2_SCK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7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1_RX,D2,T1C3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 office:value-type="string" calcext:value-type="string">
            <text:p>Ain14</text:p>
          </table:table-cell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currency-style style:name="N121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1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0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2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3:50:52.161263556</meta:creation-date>
    <meta:generator>LibreOffice/6.0.3.2$Linux_X86_64 LibreOffice_project/00$Build-2</meta:generator>
    <dc:date>2018-05-12T16:48:08.242572037</dc:date>
    <meta:editing-duration>PT2H36M34S</meta:editing-duration>
    <meta:editing-cycles>52</meta:editing-cycles>
    <meta:document-statistic meta:table-count="1" meta:cell-count="224" meta:object-count="0"/>
  </office:meta>
</office:document-meta>
</file>